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4-0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9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10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1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31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1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9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22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7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2016-11-2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6-10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6-03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6-01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10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6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5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4-1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3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5-02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10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08-2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07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06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05-0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4-01-1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11-2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10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08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04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02-2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3-01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11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7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6-02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4-29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6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5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3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2-2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90-01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11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10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9-1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8-1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7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6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5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9-01-1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88-1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51085413201</text:p>
          </table:table-cell>
          <table:table-cell office:value-type="string" calcext:value-type="string">
            <text:p>197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876" meta:object-count="0"/>
    <meta:user-defined meta:name="AppVersion">3.0</meta:user-defined>
  </office:meta>
</office:document-meta>
</file>